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lHor" svg:font-family="AlHor"/>
    <style:font-face style:name="FreeSans" svg:font-family="Free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FreeSans" style:font-name-asian="FreeSans" style:font-name-complex="FreeSans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lHor" style:font-name-asian="AlHor" style:font-name-complex="AlHor"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3.9065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$$yes" style:apply-style-name="cf2" style:base-cell-address="Sheet1.A1"/>
      <style:map style:condition="of:cell-content()=$$no" style:apply-style-name="cf1" style:base-cell-address="Sheet1.A1"/>
    </style:style>
    <style:style style:name="ce8" style:family="table-cell" style:parent-style-name="Default" style:data-style-name="N0">
      <style:text-properties fo:font-weight="bold" style:font-weight-asian="bold" style:font-weight-complex="bold"/>
      <style:map style:condition="of:cell-content()=$$yes" style:apply-style-name="cf2" style:base-cell-address="Sheet1.A1"/>
      <style:map style:condition="of:cell-content()=$$no" style:apply-style-name="cf1" style:base-cell-address="Sheet1.A1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lHor" style:font-name-asian="AlHor" style:font-name-complex="AlHor" fo:font-weight="bold" style:font-weight-asian="bold" style:font-weight-complex="bold"/>
      <style:map style:condition="of:cell-content()=$$yes" style:apply-style-name="cf2" style:base-cell-address="Sheet1.A1"/>
      <style:map style:condition="of:cell-content()=$$no" style:apply-style-name="cf1" style:base-cell-address="Sheet1.A1"/>
    </style:style>
    <style:style style:name="ce10" style:family="table-cell" style:parent-style-name="Default" style:data-style-name="N0">
      <style:text-properties fo:font-weight="bold" style:font-weight-asian="bold" style:font-weight-complex="bold"/>
      <style:map style:condition="of:cell-content()=$$yes" style:apply-style-name="cf2" style:base-cell-address="Sheet1.A1"/>
      <style:map style:condition="of:cell-content()=$$no" style:apply-style-name="cf1" style:base-cell-address="Sheet1.A1"/>
    </style:style>
    <style:style style:name="ce11" style:family="table-cell" style:parent-style-name="Default" style:data-style-name="N0">
      <style:text-properties fo:color="#000000" style:font-name="FreeSans" style:font-name-asian="FreeSans" style:font-name-complex="FreeSans" fo:font-style="italic" style:font-style-asian="italic" style:font-style-complex="italic"/>
      <style:map style:condition="of:cell-content()=$$yes" style:apply-style-name="cf2" style:base-cell-address="Sheet1.A1"/>
      <style:map style:condition="of:cell-content()=$$no" style:apply-style-name="cf1" style:base-cell-address="Sheet1.A1"/>
    </style:style>
    <style:style style:name="ce12" style:family="table-cell">
      <style:map style:condition="of:cell-content()=$$yes" style:apply-style-name="cf2" style:base-cell-address="Sheet1.A1"/>
      <style:map style:condition="of:cell-content()=$$no" style:apply-style-name="cf1" style:base-cell-address="Sheet1.A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6" table:number-rows-spanned="1" table:style-name="ce7">
            <text:p>ZTOKEN (ERC-20)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">
            <text:p>Public Functions</text:p>
          </table:table-cell>
          <table:table-cell office:value-type="string" table:number-columns-spanned="3" table:number-rows-spanned="1" table:style-name="ce9">
            <text:p>Acces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0">
            <text:p>Owner</text:p>
          </table:table-cell>
          <table:table-cell office:value-type="string" table:style-name="ce10">
            <text:p>Governor</text:p>
          </table:table-cell>
          <table:table-cell office:value-type="string" table:style-name="ce10">
            <text:p>Clients</text:p>
          </table:table-cell>
          <table:table-cell office:value-type="string" table:style-name="ce2">
            <text:p>Function Defini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addHolder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mark an account as holder, these accounts can’t spend funds for 2 years.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approve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allow another account to spend our token.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burn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akes the token unspendable also reduces total suppl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burnFrom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urn token from approved accoun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decreaseAllowance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crease the approved token to spen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IncreaseAllowance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 the approved token to spen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initialize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itialize the token contract. Similar to constructor function. Used in upgradable contrac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paus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use the transaction of the toke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eleased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eturn the weather the holded tokens are released or not.<text:s text:c="2"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emoveHolder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remove an account from holders lis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enounceOwnership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ave the contract without own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etGoverner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t an account as governor. Governor has the right to add or remove owner.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transfer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toke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transferFrom</text:p>
          </table:table-cell>
          <table:table-cell office:value-type="string" table:style-name="ce12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allowed token from one account to another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transferOwnership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nge the owner of a contract.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unpaus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pause the transaction of tokens.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Function Cal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owan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allowance of a spender from ow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lan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balance of an accou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cimal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et the decimals of tok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verno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et governor addre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itialD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ate of initial deployment of tok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Hold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check weather an account belongs to holders l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name of the tok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wn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owner of the tok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s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check weather the contract is paused or n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leaseD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release date of the tokens on hol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mbo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symbol of the tok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Suppl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 get the total supply of the token.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lHor" svg:font-family="AlHor"/>
    <style:font-face style:name="FreeSans" svg:font-family="FreeSan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CCC"/>
      <style:text-properties fo:color="#CC0000"/>
    </style:style>
    <style:style style:name="cf2" style:family="table-cell">
      <style:table-cell-properties fo:background-color="#CCFFCC"/>
      <style:text-properties fo:color="#0066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dc:creator>Akshaydev H</dc:creator>
    <meta:creation-date>2021-07-08T12:56:39Z</meta:creation-date>
    <dc:date>2022-02-15T13:32:06Z</dc:date>
    <meta:editing-cycles>2</meta:editing-cycles>
    <meta:editing-duration>PT19562S</meta:editing-duration>
  </office:meta>
</office:document-meta>
</file>